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220H34M13.039051001S" calcext:value-type="time">
            <text:p>1220:34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/>
          <table:table-cell table:formula="of:=IF([.G231]-[.F231] &gt; 0; [.G231]-[.F231]; 0)" office:value-type="time" office:time-value="PT00H00M00S" calcext:value-type="time">
            <text:p>00:00</text:p>
          </table:table-cell>
          <table:table-cell table:formula="of:=[.D231]+[.H231]" office:value-type="time" office:time-value="PT04H41M19.303S" calcext:value-type="time">
            <text:p>04:4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32]-[.B232] &gt; 0; [.C232]-[.B2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2]-[.F232] &gt; 0; [.G232]-[.F232]; 0)" office:value-type="time" office:time-value="PT00H00M00S" calcext:value-type="time">
            <text:p>00:00</text:p>
          </table:table-cell>
          <table:table-cell table:formula="of:=[.D232]+[.H2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3]-[.B233] &gt; 0; [.C233]-[.B23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3]-[.F233] &gt; 0; [.G233]-[.F233]; 0)" office:value-type="time" office:time-value="PT00H00M00S" calcext:value-type="time">
            <text:p>00:00</text:p>
          </table:table-cell>
          <table:table-cell table:style-name="ce18" table:formula="of:=[.D233]+[.H23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12H53M43.32S" calcext:value-type="time">
            <text:p>12:5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35]-[.B235] &gt; 0; [.C235]-[.B2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6"/>
          <table:table-cell table:style-name="ce69"/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3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7">00/00/0000</text:date>, <text:time style:data-style-name="N2" text:time-value="07:45:29.5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07T15:55:26.769000000</dc:date>
    <meta:editing-duration>P54DT2H2M57S</meta:editing-duration>
    <meta:editing-cycles>1428</meta:editing-cycles>
    <meta:generator>LibreOffice/7.2.6.2$Windows_X86_64 LibreOffice_project/b0ec3a565991f7569a5a7f5d24fed7f52653d754</meta:generator>
    <dc:creator>Benjamin Laws</dc:creator>
    <meta:document-statistic meta:table-count="2" meta:cell-count="1731" meta:object-count="0"/>
  </office:meta>
</office:document-meta>
</file>